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FMono-Regular" svg:font-family="SFMono-Regular, Menlo, Monaco, Consolas, 'Liberation Mono', 'Courier New', monospace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d025" officeooo:paragraph-rsid="0001d025"/>
    </style:style>
    <style:style style:name="P2" style:family="paragraph" style:parent-style-name="Standard">
      <style:text-properties fo:color="#000000" style:font-name="Liberation Serif" fo:font-size="12pt" fo:language="en" fo:country="US" officeooo:rsid="0005f0bb" officeooo:paragraph-rsid="0001d025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en" fo:country="US" officeooo:rsid="0005f0bb" officeooo:paragraph-rsid="0002b025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en" fo:country="US" officeooo:rsid="0002b025" officeooo:paragraph-rsid="0002b025" style:font-size-asian="12pt" style:font-size-complex="12pt"/>
    </style:style>
    <style:style style:name="P5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5cd2f" officeooo:paragraph-rsid="0005cd2f" fo:background-color="transparent" style:font-size-asian="12pt" style:font-size-complex="12pt"/>
    </style:style>
    <style:style style:name="P6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5cd2f" officeooo:paragraph-rsid="000700dc" fo:background-color="transparent" style:font-size-asian="12pt" style:font-size-complex="12pt"/>
    </style:style>
    <style:style style:name="P7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72b47" officeooo:paragraph-rsid="00084d45" fo:background-color="transparent" style:font-size-asian="12pt" style:font-size-complex="12pt"/>
    </style:style>
    <style:style style:name="P8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72b47" officeooo:paragraph-rsid="000d1673" fo:background-color="transparent" style:font-size-asian="12pt" style:font-size-complex="12pt"/>
    </style:style>
    <style:style style:name="P9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d1673" officeooo:paragraph-rsid="000d1673" fo:background-color="transparent" style:font-size-asian="12pt" style:font-size-complex="12pt"/>
    </style:style>
    <style:style style:name="P10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d1673" officeooo:paragraph-rsid="00106cbc" fo:background-color="transparent" style:font-size-asian="12pt" style:font-size-complex="12pt"/>
    </style:style>
    <style:style style:name="P11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37498" officeooo:paragraph-rsid="00137498" fo:background-color="transparent" style:font-size-asian="12pt" style:font-size-complex="12pt"/>
    </style:style>
    <style:style style:name="P12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37498" officeooo:paragraph-rsid="001428c3" fo:background-color="transparent" style:font-size-asian="12pt" style:font-size-complex="12pt"/>
    </style:style>
    <style:style style:name="P13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5f0bb" officeooo:paragraph-rsid="00137498" fo:background-color="transparent" style:font-size-asian="12pt" style:font-size-complex="12pt"/>
    </style:style>
    <style:style style:name="P14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428c3" officeooo:paragraph-rsid="001428c3" fo:background-color="transparent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fo:language="ru" fo:country="RU" officeooo:rsid="0001d025" officeooo:paragraph-rsid="0001d025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fo:language="ru" fo:country="RU" officeooo:rsid="0002b025" officeooo:paragraph-rsid="0002b025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fo:language="ru" fo:country="RU" officeooo:rsid="0003e7d4" officeooo:paragraph-rsid="0003e7d4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fo:language="ru" fo:country="RU" fo:font-weight="normal" officeooo:rsid="0002b025" officeooo:paragraph-rsid="0002b025" fo:background-color="transparent" style:font-size-asian="12pt" style:font-size-complex="12pt"/>
    </style:style>
    <style:style style:name="P19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2b025" fo:background-color="transparent" style:font-size-asian="12pt" style:font-size-complex="12pt"/>
    </style:style>
    <style:style style:name="P20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2b025" officeooo:paragraph-rsid="0002b025" fo:background-color="transparent" style:font-size-asian="12pt" style:font-size-complex="12pt"/>
    </style:style>
    <style:style style:name="P21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3a237" officeooo:paragraph-rsid="0003a237" fo:background-color="transparent" style:font-size-asian="12pt" style:font-size-complex="12pt"/>
    </style:style>
    <style:style style:name="P22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3e7d4" officeooo:paragraph-rsid="0003e7d4" fo:background-color="transparent" style:font-size-asian="12pt" style:font-size-complex="12pt"/>
    </style:style>
    <style:style style:name="P23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59334" officeooo:paragraph-rsid="00059334" fo:background-color="transparent" style:font-size-asian="12pt" style:font-size-complex="12pt"/>
    </style:style>
    <style:style style:name="P24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5cd2f" officeooo:paragraph-rsid="0005cd2f" fo:background-color="transparent" style:font-size-asian="12pt" style:font-size-complex="12pt"/>
    </style:style>
    <style:style style:name="P25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89df0" officeooo:paragraph-rsid="00084d45" fo:background-color="transparent" style:font-size-asian="12pt" style:font-size-complex="12pt"/>
    </style:style>
    <style:style style:name="P26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8e6f5" officeooo:paragraph-rsid="00084d45" fo:background-color="transparent" style:font-size-asian="12pt" style:font-size-complex="12pt"/>
    </style:style>
    <style:style style:name="P27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9e9d7" officeooo:paragraph-rsid="0009e9d7" fo:background-color="transparent" style:font-size-asian="12pt" style:font-size-complex="12pt"/>
    </style:style>
    <style:style style:name="P28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d1673" officeooo:paragraph-rsid="000d1673" fo:background-color="transparent" style:font-size-asian="12pt" style:font-size-complex="12pt"/>
    </style:style>
    <style:style style:name="P29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e91ba" officeooo:paragraph-rsid="000e91ba" fo:background-color="transparent" style:font-size-asian="12pt" style:font-size-complex="12pt"/>
    </style:style>
    <style:style style:name="P30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06cbc" officeooo:paragraph-rsid="00106cbc" fo:background-color="transparent" style:font-size-asian="12pt" style:font-size-complex="12pt"/>
    </style:style>
    <style:style style:name="P31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08f20" officeooo:paragraph-rsid="00108f20" fo:background-color="transparent" style:font-size-asian="12pt" style:font-size-complex="12pt"/>
    </style:style>
    <style:style style:name="P32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1ef9c" officeooo:paragraph-rsid="0011ef9c" fo:background-color="transparent" style:font-size-asian="12pt" style:font-size-complex="12pt"/>
    </style:style>
    <style:style style:name="P33" style:family="paragraph" style:parent-style-name="Standard">
      <style:paragraph-properties style:line-height-at-least="0.1583in"/>
      <style:text-properties fo:color="#000000" style:font-name="Liberation Serif" fo:font-size="12pt" fo:language="ru" fo:country="RU" officeooo:rsid="0002b025" fo:background-color="transparent" style:font-size-asian="12pt" style:font-size-complex="12pt"/>
    </style:style>
    <style:style style:name="P34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acb6e" officeooo:paragraph-rsid="000b7159" fo:background-color="transparent" style:font-size-asian="12pt" style:font-style-asian="normal" style:font-size-complex="12pt" style:font-style-complex="normal"/>
    </style:style>
    <style:style style:name="P35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c864d" officeooo:paragraph-rsid="000e91ba" fo:background-color="transparent" style:font-size-asian="12pt" style:font-style-asian="normal" style:font-size-complex="12pt" style:font-style-complex="normal"/>
    </style:style>
    <style:style style:name="P36" style:family="paragraph" style:parent-style-name="Standard">
      <style:paragraph-properties style:line-height-at-least="0.1583in"/>
      <style:text-properties fo:color="#000000" style:font-name="Liberation Serif" fo:font-size="12pt" fo:font-weight="normal" officeooo:paragraph-rsid="00137498" fo:background-color="transparent"/>
    </style:style>
    <style:style style:name="P37" style:family="paragraph" style:parent-style-name="Standard">
      <style:paragraph-properties style:line-height-at-least="0.1583in"/>
      <style:text-properties fo:color="#000000" style:font-name="Liberation Serif" fo:font-size="12pt" fo:font-weight="normal" officeooo:paragraph-rsid="000e91ba" fo:background-color="transparent"/>
    </style:style>
    <style:style style:name="P38" style:family="paragraph" style:parent-style-name="Standard">
      <style:text-properties fo:color="#d4d4d4" style:font-name="Consolas" fo:font-size="8.39999961853027pt" fo:font-weight="normal" officeooo:paragraph-rsid="0002b025" fo:background-color="#1e1e1e"/>
    </style:style>
    <style:style style:name="P39" style:family="paragraph" style:parent-style-name="Standard">
      <style:paragraph-properties style:line-height-at-least="0.1583in"/>
      <style:text-properties fo:color="#f8f8f2" style:font-name="Consolas" fo:font-size="8.39999961853027pt" fo:font-weight="normal" fo:background-color="#272822"/>
    </style:style>
    <style:style style:name="P40" style:family="paragraph" style:parent-style-name="Standard">
      <style:paragraph-properties style:line-height-at-least="0.1583in"/>
      <style:text-properties fo:color="#f8f8f2" style:font-name="Consolas" fo:font-size="8.39999961853027pt" fo:font-weight="normal" officeooo:paragraph-rsid="00084d45" fo:background-color="#272822"/>
    </style:style>
    <style:style style:name="P41" style:family="paragraph" style:parent-style-name="Standard">
      <style:paragraph-properties style:line-height-at-least="0.1583in"/>
      <style:text-properties fo:color="#f8f8f2" style:font-name="Consolas" fo:font-size="8.39999961853027pt" fo:font-weight="normal" officeooo:paragraph-rsid="000b7159" fo:background-color="#272822"/>
    </style:style>
    <style:style style:name="P42" style:family="paragraph" style:parent-style-name="Standard">
      <style:paragraph-properties style:line-height-at-least="0.1583in"/>
      <style:text-properties fo:color="#f8f8f2" style:font-name="Consolas" fo:font-size="8.39999961853027pt" fo:font-weight="normal" officeooo:paragraph-rsid="0011ef9c" fo:background-color="#272822"/>
    </style:style>
    <style:style style:name="P43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weight="normal" officeooo:rsid="0008e6f5" officeooo:paragraph-rsid="00084d45" fo:background-color="#272822" style:font-size-asian="12pt" style:font-size-complex="12pt"/>
    </style:style>
    <style:style style:name="P44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weight="normal" officeooo:rsid="000e91ba" officeooo:paragraph-rsid="000e91ba" fo:background-color="#272822" style:font-size-asian="12pt" style:font-size-complex="12pt"/>
    </style:style>
    <style:style style:name="P45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weight="normal" officeooo:rsid="00106cbc" officeooo:paragraph-rsid="00106cbc" fo:background-color="#272822" style:font-size-asian="12pt" style:font-size-complex="12pt"/>
    </style:style>
    <style:style style:name="P46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weight="normal" officeooo:rsid="00108f20" officeooo:paragraph-rsid="0011ef9c" fo:background-color="#272822" style:font-size-asian="12pt" style:font-size-complex="12pt"/>
    </style:style>
    <style:style style:name="P47" style:family="paragraph" style:parent-style-name="Standard">
      <style:paragraph-properties style:line-height-at-least="0.1583in"/>
      <style:text-properties fo:color="#f8f8f2" style:font-name="Consolas" fo:font-size="8.39999961853027pt" fo:language="ru" fo:country="RU" fo:font-style="normal" fo:font-weight="normal" officeooo:rsid="000acb6e" officeooo:paragraph-rsid="000b7159" fo:background-color="#272822" style:font-size-asian="12pt" style:font-style-asian="normal" style:font-size-complex="12pt" style:font-style-complex="normal"/>
    </style:style>
    <style:style style:name="P48" style:family="paragraph" style:parent-style-name="Standard">
      <style:paragraph-properties style:line-height-at-least="0.1583in"/>
      <style:text-properties fo:color="#f8f8f2" style:font-name="Consolas" fo:font-size="8.39999961853027pt" fo:language="en" fo:country="US" fo:font-weight="normal" officeooo:rsid="00072b47" officeooo:paragraph-rsid="000d1673" fo:background-color="#272822" style:font-size-asian="12pt" style:font-size-complex="12pt"/>
    </style:style>
    <style:style style:name="P49" style:family="paragraph" style:parent-style-name="Standard">
      <style:paragraph-properties style:line-height-at-least="0.1583in"/>
      <style:text-properties fo:color="#75715e" style:font-name="Consolas" fo:font-size="8.39999961853027pt" fo:language="ru" fo:country="RU" fo:font-weight="normal" officeooo:rsid="00108f20" officeooo:paragraph-rsid="00108f20" fo:background-color="#272822" style:font-size-asian="12pt" style:font-size-complex="12pt"/>
    </style:style>
    <style:style style:name="P50" style:family="paragraph" style:parent-style-name="Standard">
      <style:text-properties fo:color="#000000" style:font-name="Liberation Serif" fo:font-size="12pt" fo:language="en" fo:country="US" officeooo:rsid="0001d025" officeooo:paragraph-rsid="0001d025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fo:language="en" fo:country="US" officeooo:rsid="0002b025" officeooo:paragraph-rsid="0002b025" style:font-size-asian="12pt" style:font-size-complex="12pt"/>
    </style:style>
    <style:style style:name="P52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3e7d4" officeooo:paragraph-rsid="0003e7d4" fo:background-color="transparent" style:font-size-asian="12pt" style:font-size-complex="12pt"/>
    </style:style>
    <style:style style:name="P53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06cbc" officeooo:paragraph-rsid="00106cbc" fo:background-color="transparent" style:font-size-asian="12pt" style:font-size-complex="12pt"/>
    </style:style>
    <style:style style:name="P54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37498" officeooo:paragraph-rsid="00137498" fo:background-color="transparent" style:font-size-asian="12pt" style:font-size-complex="12pt"/>
    </style:style>
    <style:style style:name="P55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37498" officeooo:paragraph-rsid="0016e1ec" fo:background-color="transparent" style:font-size-asian="12pt" style:font-size-complex="12pt"/>
    </style:style>
    <style:style style:name="P56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5f0bb" officeooo:paragraph-rsid="00137498" fo:background-color="transparent" style:font-size-asian="12pt" style:font-size-complex="12pt"/>
    </style:style>
    <style:style style:name="P57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05f0bb" officeooo:paragraph-rsid="0016e1ec" fo:background-color="transparent" style:font-size-asian="12pt" style:font-size-complex="12pt"/>
    </style:style>
    <style:style style:name="P58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7c747" officeooo:paragraph-rsid="0017c747" fo:background-color="transparent" style:font-size-asian="12pt" style:font-size-complex="12pt"/>
    </style:style>
    <style:style style:name="P59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7c747" officeooo:paragraph-rsid="001829e6" fo:background-color="transparent" style:font-size-asian="12pt" style:font-size-complex="12pt"/>
    </style:style>
    <style:style style:name="P60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91b5f" officeooo:paragraph-rsid="00191b5f" fo:background-color="transparent" style:font-size-asian="12pt" style:font-size-complex="12pt"/>
    </style:style>
    <style:style style:name="P61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weight="normal" officeooo:rsid="00191b5f" officeooo:paragraph-rsid="00194bb9" fo:background-color="transparent" style:font-size-asian="12pt" style:font-size-complex="12pt"/>
    </style:style>
    <style:style style:name="P62" style:family="paragraph" style:parent-style-name="Standard">
      <style:paragraph-properties style:line-height-at-least="0.1583in"/>
      <style:text-properties fo:color="#000000" style:font-name="Liberation Serif" fo:font-size="12pt" fo:language="en" fo:country="US" fo:font-style="normal" fo:font-weight="normal" officeooo:rsid="000acb6e" officeooo:paragraph-rsid="000b7159" fo:background-color="transparent" style:font-size-asian="12pt" style:font-style-asian="normal" style:font-size-complex="12pt" style:font-style-complex="normal"/>
    </style:style>
    <style:style style:name="P63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084d45" officeooo:paragraph-rsid="00084d45" fo:background-color="transparent" style:font-size-asian="12pt" style:font-size-complex="12pt"/>
    </style:style>
    <style:style style:name="P64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37498" officeooo:paragraph-rsid="00137498" fo:background-color="transparent" style:font-size-asian="12pt" style:font-size-complex="12pt"/>
    </style:style>
    <style:style style:name="P65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94bb9" officeooo:paragraph-rsid="00194bb9" fo:background-color="transparent" style:font-size-asian="12pt" style:font-size-complex="12pt"/>
    </style:style>
    <style:style style:name="P66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94bb9" officeooo:paragraph-rsid="001a58b7" fo:background-color="transparent" style:font-size-asian="12pt" style:font-size-complex="12pt"/>
    </style:style>
    <style:style style:name="P67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weight="normal" officeooo:rsid="001a58b7" officeooo:paragraph-rsid="001a58b7" fo:background-color="transparent" style:font-size-asian="12pt" style:font-size-complex="12pt"/>
    </style:style>
    <style:style style:name="P68" style:family="paragraph" style:parent-style-name="Standard">
      <style:paragraph-properties style:line-height-at-least="0.1583in"/>
      <style:text-properties fo:color="#000000" style:font-name="Liberation Serif" fo:font-size="12pt" fo:language="ru" fo:country="RU" fo:font-style="normal" fo:font-weight="normal" officeooo:rsid="00084d45" officeooo:paragraph-rsid="000e91ba" fo:background-color="transparent" style:font-size-asian="12pt" style:font-style-asian="normal" style:font-size-complex="12pt" style:font-style-complex="normal"/>
    </style:style>
    <style:style style:name="P69" style:family="paragraph" style:parent-style-name="Standard">
      <style:paragraph-properties style:line-height-at-least="0.1583in"/>
      <style:text-properties fo:color="#000000" style:font-name="Liberation Serif" officeooo:paragraph-rsid="001a58b7"/>
    </style:style>
    <style:style style:name="P70" style:family="paragraph" style:parent-style-name="Standard">
      <style:paragraph-properties style:line-height-at-least="0.1583in"/>
      <style:text-properties fo:color="#000000" style:text-position="0% 100%" style:font-name="Liberation Serif" fo:font-size="12pt" fo:language="en" fo:country="US" fo:font-weight="normal" officeooo:rsid="001428c3" officeooo:paragraph-rsid="001428c3" fo:background-color="transparent" style:font-size-asian="12pt" style:font-size-complex="12pt"/>
    </style:style>
    <style:style style:name="P71" style:family="paragraph" style:parent-style-name="Standard">
      <style:paragraph-properties style:line-height-at-least="0.1583in"/>
      <style:text-properties fo:color="#000000" style:text-position="0% 100%" style:font-name="Liberation Serif" fo:font-size="12pt" fo:language="ru" fo:country="RU" fo:font-weight="normal" officeooo:rsid="001428c3" officeooo:paragraph-rsid="001428c3" fo:background-color="transparent" style:font-size-asian="12pt" style:font-size-complex="12pt"/>
    </style:style>
    <style:style style:name="P72" style:family="paragraph" style:parent-style-name="Standard">
      <style:paragraph-properties style:line-height-at-least="0.1583in"/>
      <style:text-properties fo:color="#000000" style:text-position="0% 100%" style:font-name="Liberation Serif" fo:font-size="12pt" fo:language="ru" fo:country="RU" fo:font-weight="normal" officeooo:rsid="0014ebf4" officeooo:paragraph-rsid="0014ebf4" fo:background-color="transparent" style:font-size-asian="12pt" style:font-size-complex="12pt"/>
    </style:style>
    <style:style style:name="P73" style:family="paragraph" style:parent-style-name="Standard">
      <style:paragraph-properties style:line-height-at-least="0.1583in"/>
      <style:text-properties fo:color="#f8f8f2" style:font-name="Consolas" fo:font-size="8.39999961853027pt" fo:language="en" fo:country="US" fo:font-weight="normal" officeooo:paragraph-rsid="00084d45" fo:background-color="#272822"/>
    </style:style>
    <style:style style:name="P74" style:family="paragraph" style:parent-style-name="Standard">
      <style:paragraph-properties style:line-height-at-least="0.1583in"/>
      <style:text-properties fo:color="#f8f8f2" style:font-name="Consolas" fo:font-size="8.39999961853027pt" fo:language="en" fo:country="US" fo:font-weight="normal" officeooo:paragraph-rsid="00137498" fo:background-color="#272822"/>
    </style:style>
    <style:style style:name="P75" style:family="paragraph" style:parent-style-name="Standard">
      <style:paragraph-properties style:line-height-at-least="0.1583in"/>
      <style:text-properties fo:color="#f8f8f2" style:font-name="Consolas" fo:font-size="8.39999961853027pt" fo:language="en" fo:country="US" fo:font-weight="normal" officeooo:rsid="000e91ba" officeooo:paragraph-rsid="000e91ba" fo:background-color="#272822" style:font-size-asian="12pt" style:font-size-complex="12pt"/>
    </style:style>
    <style:style style:name="P76" style:family="paragraph" style:parent-style-name="Standard">
      <style:paragraph-properties style:line-height-at-least="0.1583in"/>
      <style:text-properties fo:color="#d4d4d4" style:font-name="Consolas" fo:font-size="8.39999961853027pt" fo:font-weight="normal" fo:background-color="#1e1e1e"/>
    </style:style>
    <style:style style:name="P77" style:family="paragraph" style:parent-style-name="Standard">
      <style:paragraph-properties style:line-height-at-least="0.1583in"/>
      <style:text-properties fo:color="#d4d4d4" style:font-name="Consolas" fo:font-size="8.39999961853027pt" fo:font-weight="normal" officeooo:paragraph-rsid="00158e9d" fo:background-color="#1e1e1e"/>
    </style:style>
    <style:style style:name="P78" style:family="paragraph" style:parent-style-name="Standard">
      <style:paragraph-properties style:line-height-at-least="0.1583in"/>
      <style:text-properties fo:color="#d4d4d4" style:font-name="Consolas" fo:font-size="8.39999961853027pt" fo:language="en" fo:country="US" fo:font-weight="normal" officeooo:rsid="0005f0bb" officeooo:paragraph-rsid="00137498" fo:background-color="#1e1e1e" style:font-size-asian="12pt" style:font-size-complex="12pt"/>
    </style:style>
    <style:style style:name="P79" style:family="paragraph" style:parent-style-name="Standard">
      <style:paragraph-properties style:line-height-at-least="0.1583in"/>
      <style:text-properties officeooo:paragraph-rsid="001829e6"/>
    </style:style>
    <style:style style:name="P80" style:family="paragraph" style:parent-style-name="Standard">
      <style:paragraph-properties style:line-height-at-least="0.1583in"/>
      <style:text-properties fo:color="#333333" style:font-name="Consolas" fo:font-size="8.39999961853027pt" fo:font-weight="normal" fo:background-color="#f5f5f5"/>
    </style:style>
    <style:style style:name="P81" style:family="paragraph" style:parent-style-name="Standard">
      <style:paragraph-properties style:line-height-at-least="0.1583in"/>
      <style:text-properties fo:color="#333333" style:font-name="Consolas" fo:font-size="8.39999961853027pt" fo:font-weight="normal" officeooo:paragraph-rsid="001829e6" fo:background-color="#f5f5f5"/>
    </style:style>
    <style:style style:name="P82" style:family="paragraph" style:parent-style-name="Standard">
      <style:paragraph-properties style:line-height-at-least="0.1583in"/>
      <style:text-properties fo:color="#333333" style:font-name="Consolas" fo:font-size="8.39999961853027pt" fo:language="en" fo:country="US" fo:font-weight="normal" officeooo:rsid="0017c747" officeooo:paragraph-rsid="0017c747" fo:background-color="#f5f5f5" style:font-size-asian="12pt" style:font-size-complex="12pt"/>
    </style:style>
    <style:style style:name="P83" style:family="paragraph" style:parent-style-name="Standard">
      <style:paragraph-properties style:line-height-at-least="0.1583in"/>
      <style:text-properties fo:color="#333333" style:font-name="Consolas" fo:font-size="8.39999961853027pt" fo:language="en" fo:country="US" fo:font-weight="normal" officeooo:rsid="0017c747" officeooo:paragraph-rsid="001829e6" fo:background-color="#f5f5f5" style:font-size-asian="12pt" style:font-size-complex="12pt"/>
    </style:style>
    <style:style style:name="P84" style:family="paragraph" style:parent-style-name="Standard">
      <style:paragraph-properties style:line-height-at-least="0.1583in"/>
      <style:text-properties fo:color="#333333" style:font-name="Consolas" fo:font-size="8.39999961853027pt" fo:language="ru" fo:country="RU" fo:font-weight="normal" officeooo:rsid="001a58b7" officeooo:paragraph-rsid="001a58b7" fo:background-color="#f5f5f5"/>
    </style:style>
    <style:style style:name="P85" style:family="paragraph" style:parent-style-name="Standard">
      <style:paragraph-properties style:line-height-at-least="0.1583in"/>
      <style:text-properties fo:color="#777777" style:font-name="Consolas" fo:font-size="8.39999961853027pt" fo:font-weight="normal" fo:background-color="#f5f5f5"/>
    </style:style>
    <style:style style:name="P86" style:family="paragraph" style:parent-style-name="Standard">
      <style:paragraph-properties style:line-height-at-least="0.1583in"/>
      <style:text-properties fo:color="#777777" style:font-name="Consolas" fo:font-size="8.39999961853027pt" fo:font-weight="normal" officeooo:paragraph-rsid="001829e6" fo:background-color="#f5f5f5"/>
    </style:style>
    <style:style style:name="P87" style:family="paragraph" style:parent-style-name="Standard">
      <style:paragraph-properties style:line-height-at-least="0.1583in"/>
      <style:text-properties fo:color="#777777" style:font-name="Consolas" fo:font-size="8.39999961853027pt" fo:font-weight="normal" officeooo:paragraph-rsid="00194bb9" fo:background-color="#f5f5f5"/>
    </style:style>
    <style:style style:name="P88" style:family="paragraph" style:parent-style-name="Standard">
      <style:paragraph-properties style:line-height-at-least="0.1583in"/>
      <style:text-properties fo:color="#777777" style:font-name="Consolas" fo:font-size="8.39999961853027pt" fo:language="ru" fo:country="RU" fo:font-weight="normal" officeooo:rsid="001a58b7" officeooo:paragraph-rsid="001a58b7" fo:background-color="#f5f5f5"/>
    </style:style>
    <style:style style:name="P89" style:family="paragraph" style:parent-style-name="Standard">
      <style:paragraph-properties style:line-height-at-least="0.1583in"/>
      <style:text-properties fo:color="#aaaaaa" style:font-name="Consolas" fo:font-size="8.39999961853027pt" fo:font-style="italic" fo:font-weight="normal" fo:background-color="#f5f5f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f0bb"/>
    </style:style>
    <style:style style:name="T3" style:family="text">
      <style:text-properties fo:language="en" fo:country="US" officeooo:rsid="000448f7"/>
    </style:style>
    <style:style style:name="T4" style:family="text">
      <style:text-properties fo:language="en" fo:country="US" officeooo:rsid="000b7159"/>
    </style:style>
    <style:style style:name="T5" style:family="text">
      <style:text-properties fo:language="en" fo:country="US" officeooo:rsid="00137498" fo:background-color="#ffffff" loext:char-shading-value="0" style:font-size-asian="12pt" style:font-size-complex="12pt"/>
    </style:style>
    <style:style style:name="T6" style:family="text">
      <style:text-properties fo:language="en" fo:country="US" officeooo:rsid="001a58b7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3a237"/>
    </style:style>
    <style:style style:name="T9" style:family="text">
      <style:text-properties fo:language="ru" fo:country="RU" officeooo:rsid="0008e6f5"/>
    </style:style>
    <style:style style:name="T10" style:family="text">
      <style:text-properties fo:language="ru" fo:country="RU" officeooo:rsid="00089df0"/>
    </style:style>
    <style:style style:name="T11" style:family="text">
      <style:text-properties fo:language="ru" fo:country="RU" officeooo:rsid="00084d45"/>
    </style:style>
    <style:style style:name="T12" style:family="text">
      <style:text-properties fo:language="ru" fo:country="RU" officeooo:rsid="0009e9d7"/>
    </style:style>
    <style:style style:name="T13" style:family="text">
      <style:text-properties fo:language="ru" fo:country="RU" officeooo:rsid="000b7159"/>
    </style:style>
    <style:style style:name="T14" style:family="text">
      <style:text-properties fo:language="ru" fo:country="RU" officeooo:rsid="000d1673"/>
    </style:style>
    <style:style style:name="T15" style:family="text">
      <style:text-properties fo:language="ru" fo:country="RU" officeooo:rsid="000e91ba"/>
    </style:style>
    <style:style style:name="T16" style:family="text">
      <style:text-properties fo:language="ru" fo:country="RU" officeooo:rsid="00137498" fo:background-color="#ffffff" loext:char-shading-value="0" style:font-size-asian="12pt" style:font-size-complex="12pt"/>
    </style:style>
    <style:style style:name="T17" style:family="text">
      <style:text-properties fo:language="ru" fo:country="RU" officeooo:rsid="001428c3"/>
    </style:style>
    <style:style style:name="T18" style:family="text">
      <style:text-properties fo:language="ru" fo:country="RU" officeooo:rsid="0016e1ec"/>
    </style:style>
    <style:style style:name="T19" style:family="text">
      <style:text-properties fo:language="ru" fo:country="RU" officeooo:rsid="00194bb9"/>
    </style:style>
    <style:style style:name="T20" style:family="text">
      <style:text-properties officeooo:rsid="0002b025"/>
    </style:style>
    <style:style style:name="T21" style:family="text">
      <style:text-properties officeooo:rsid="0003a237"/>
    </style:style>
    <style:style style:name="T22" style:family="text">
      <style:text-properties fo:color="#f8f8f2" style:font-name="Consolas" fo:font-size="8.39999961853027pt" fo:language="en" fo:country="US" fo:background-color="#272822" loext:char-shading-value="0"/>
    </style:style>
    <style:style style:name="T23" style:family="text">
      <style:text-properties fo:color="#f8f8f2" style:font-name="Liberation Serif" fo:font-size="8.39999961853027pt" fo:background-color="#272822" loext:char-shading-value="0"/>
    </style:style>
    <style:style style:name="T24" style:family="text">
      <style:text-properties fo:color="#f92672"/>
    </style:style>
    <style:style style:name="T25" style:family="text">
      <style:text-properties fo:color="#f92672" fo:language="en" fo:country="US"/>
    </style:style>
    <style:style style:name="T26" style:family="text">
      <style:text-properties fo:color="#f92672" style:font-name="Liberation Serif" fo:language="en" fo:country="US"/>
    </style:style>
    <style:style style:name="T27" style:family="text">
      <style:text-properties fo:color="#f92672" style:font-name="Liberation Serif" fo:font-size="8.39999961853027pt" fo:background-color="#272822" loext:char-shading-value="0"/>
    </style:style>
    <style:style style:name="T28" style:family="text">
      <style:text-properties fo:color="#f92672" fo:language="ru" fo:country="RU" officeooo:rsid="00084d45"/>
    </style:style>
    <style:style style:name="T29" style:family="text">
      <style:text-properties fo:color="#e6db74"/>
    </style:style>
    <style:style style:name="T30" style:family="text">
      <style:text-properties fo:color="#e6db74" fo:language="en" fo:country="US"/>
    </style:style>
    <style:style style:name="T31" style:family="text">
      <style:text-properties fo:color="#e6db74" fo:language="en" fo:country="US" officeooo:rsid="0011ef9c"/>
    </style:style>
    <style:style style:name="T32" style:family="text">
      <style:text-properties fo:color="#e6db74" style:font-name="Liberation Serif" fo:language="en" fo:country="US"/>
    </style:style>
    <style:style style:name="T33" style:family="text">
      <style:text-properties fo:color="#e6db74" fo:language="ru" fo:country="RU" officeooo:rsid="00084d45"/>
    </style:style>
    <style:style style:name="T34" style:family="text">
      <style:text-properties fo:color="#e6db74" officeooo:rsid="0011ef9c"/>
    </style:style>
    <style:style style:name="T35" style:family="text">
      <style:text-properties officeooo:rsid="000700dc"/>
    </style:style>
    <style:style style:name="T36" style:family="text">
      <style:text-properties officeooo:rsid="0008e6f5"/>
    </style:style>
    <style:style style:name="T37" style:family="text">
      <style:text-properties officeooo:rsid="00089df0"/>
    </style:style>
    <style:style style:name="T38" style:family="text">
      <style:text-properties fo:color="#66d9ef"/>
    </style:style>
    <style:style style:name="T39" style:family="text">
      <style:text-properties fo:color="#66d9ef" fo:language="en" fo:country="US"/>
    </style:style>
    <style:style style:name="T40" style:family="text">
      <style:text-properties fo:color="#66d9ef" fo:language="en" fo:country="US" fo:font-style="italic"/>
    </style:style>
    <style:style style:name="T41" style:family="text">
      <style:text-properties fo:color="#66d9ef" fo:font-style="italic"/>
    </style:style>
    <style:style style:name="T42" style:family="text">
      <style:text-properties fo:color="#66d9ef" style:font-name="Liberation Serif" fo:language="en" fo:country="US"/>
    </style:style>
    <style:style style:name="T43" style:family="text">
      <style:text-properties fo:color="#66d9ef" style:font-name="Liberation Serif" fo:language="en" fo:country="US" fo:font-style="italic"/>
    </style:style>
    <style:style style:name="T44" style:family="text">
      <style:text-properties fo:color="#66d9ef" style:font-name="Liberation Serif" fo:font-size="8.39999961853027pt" fo:font-style="italic" fo:background-color="#272822" loext:char-shading-value="0"/>
    </style:style>
    <style:style style:name="T45" style:family="text">
      <style:text-properties fo:color="#66d9ef" fo:language="ru" fo:country="RU" fo:font-style="italic" officeooo:rsid="00084d45"/>
    </style:style>
    <style:style style:name="T46" style:family="text">
      <style:text-properties fo:color="#66d9ef" fo:language="ru" fo:country="RU" officeooo:rsid="00084d45"/>
    </style:style>
    <style:style style:name="T47" style:family="text">
      <style:text-properties fo:color="#66d9ef" style:font-name="Consolas" fo:font-size="8.39999961853027pt" fo:language="en" fo:country="US" fo:font-style="italic" fo:background-color="#272822" loext:char-shading-value="0"/>
    </style:style>
    <style:style style:name="T48" style:family="text">
      <style:text-properties officeooo:rsid="00084d45"/>
    </style:style>
    <style:style style:name="T49" style:family="text">
      <style:text-properties style:font-name="Liberation Serif" fo:language="en" fo:country="US"/>
    </style:style>
    <style:style style:name="T50" style:family="text">
      <style:text-properties style:font-name="Liberation Serif" fo:language="en" fo:country="US" officeooo:rsid="000bc3f4"/>
    </style:style>
    <style:style style:name="T51" style:family="text">
      <style:text-properties style:font-name="Liberation Serif" fo:language="en" fo:country="US" officeooo:rsid="00084d45"/>
    </style:style>
    <style:style style:name="T52" style:family="text">
      <style:text-properties style:font-name="Liberation Serif" fo:language="en" fo:country="US" fo:font-style="normal" officeooo:rsid="000c864d" fo:background-color="#ffffff" loext:char-shading-value="0" style:font-size-asian="12pt" style:font-style-asian="normal" style:font-size-complex="12pt" style:font-style-complex="normal"/>
    </style:style>
    <style:style style:name="T53" style:family="text">
      <style:text-properties style:font-name="Liberation Serif" fo:language="en" fo:country="US" officeooo:rsid="000e91ba"/>
    </style:style>
    <style:style style:name="T54" style:family="text">
      <style:text-properties style:font-name="Liberation Serif" officeooo:rsid="000bc3f4"/>
    </style:style>
    <style:style style:name="T55" style:family="text">
      <style:text-properties style:font-name="Liberation Serif" officeooo:rsid="000b7159"/>
    </style:style>
    <style:style style:name="T56" style:family="text">
      <style:text-properties style:font-name="Liberation Serif" officeooo:rsid="00084d45"/>
    </style:style>
    <style:style style:name="T57" style:family="text">
      <style:text-properties style:font-name="Liberation Serif" fo:language="ru" fo:country="RU" fo:font-style="normal" officeooo:rsid="000c864d" fo:background-color="#ffffff" loext:char-shading-value="0" style:font-size-asian="12pt" style:font-style-asian="normal" style:font-size-complex="12pt" style:font-style-complex="normal"/>
    </style:style>
    <style:style style:name="T58" style:family="text">
      <style:text-properties style:font-name="Liberation Serif" officeooo:rsid="000e91ba"/>
    </style:style>
    <style:style style:name="T59" style:family="text">
      <style:text-properties officeooo:rsid="000b7159"/>
    </style:style>
    <style:style style:name="T60" style:family="text">
      <style:text-properties officeooo:rsid="000d1673"/>
    </style:style>
    <style:style style:name="T61" style:family="text">
      <style:text-properties fo:color="#cfcfc2" style:font-name="Consolas" fo:font-size="8.39999961853027pt" fo:language="en" fo:country="US" fo:background-color="#272822" loext:char-shading-value="0"/>
    </style:style>
    <style:style style:name="T62" style:family="text">
      <style:text-properties officeooo:rsid="001428c3"/>
    </style:style>
    <style:style style:name="T63" style:family="text">
      <style:text-properties style:text-position="0% 100%"/>
    </style:style>
    <style:style style:name="T64" style:family="text">
      <style:text-properties style:text-position="0% 100%" fo:language="ru" fo:country="RU"/>
    </style:style>
    <style:style style:name="T65" style:family="text">
      <style:text-properties fo:color="#569cd6"/>
    </style:style>
    <style:style style:name="T66" style:family="text">
      <style:text-properties fo:color="#9cdcfe"/>
    </style:style>
    <style:style style:name="T67" style:family="text">
      <style:text-properties fo:color="#dcdcaa"/>
    </style:style>
    <style:style style:name="T68" style:family="text">
      <style:text-properties fo:color="#ce9178"/>
    </style:style>
    <style:style style:name="T69" style:family="text">
      <style:text-properties fo:color="#4ec9b0"/>
    </style:style>
    <style:style style:name="T70" style:family="text">
      <style:text-properties fo:color="#b5cea8"/>
    </style:style>
    <style:style style:name="T71" style:family="text">
      <style:text-properties fo:color="#000000" fo:background-color="transparent" loext:char-shading-value="0"/>
    </style:style>
    <style:style style:name="T72" style:family="text">
      <style:text-properties fo:color="#000000" fo:language="ru" fo:country="RU" officeooo:rsid="00158e9d" fo:background-color="transparent" loext:char-shading-value="0"/>
    </style:style>
    <style:style style:name="T73" style:family="text">
      <style:text-properties fo:color="#000000" fo:language="en" fo:country="US" officeooo:rsid="00158e9d" fo:background-color="transparent" loext:char-shading-value="0"/>
    </style:style>
    <style:style style:name="T74" style:family="text">
      <style:text-properties officeooo:rsid="0016e1ec"/>
    </style:style>
    <style:style style:name="T75" style:family="text">
      <style:text-properties fo:color="#4b83cd"/>
    </style:style>
    <style:style style:name="T76" style:family="text">
      <style:text-properties fo:color="#7a3e9d"/>
    </style:style>
    <style:style style:name="T77" style:family="text">
      <style:text-properties fo:color="#7a3e9d" fo:font-weight="bold"/>
    </style:style>
    <style:style style:name="T78" style:family="text">
      <style:text-properties fo:color="#777777"/>
    </style:style>
    <style:style style:name="T79" style:family="text">
      <style:text-properties fo:color="#448c27"/>
    </style:style>
    <style:style style:name="T80" style:family="text">
      <style:text-properties fo:color="#aa3731" fo:font-weight="bold"/>
    </style:style>
    <style:style style:name="T81" style:family="text">
      <style:text-properties fo:color="#91b3e0"/>
    </style:style>
    <style:style style:name="T82" style:family="text">
      <style:text-properties fo:color="#8190a0" fo:font-style="italic"/>
    </style:style>
    <style:style style:name="T83" style:family="text">
      <style:text-properties officeooo:rsid="00194bb9"/>
    </style:style>
    <style:style style:name="T84" style:family="text">
      <style:text-properties fo:color="#ab6526"/>
    </style:style>
    <style:style style:name="T85" style:family="text">
      <style:text-properties fo:font-variant="normal" fo:text-transform="none" fo:color="#4d4d4c" style:font-name="SFMono-Regular" fo:font-size="7.80000019073486pt" fo:letter-spacing="normal" fo:language="ru" fo:country="RU" fo:font-style="normal" officeooo:rsid="00194bb9"/>
    </style:style>
    <style:style style:name="T86" style:family="text">
      <style:text-properties fo:font-variant="normal" fo:text-transform="none" fo:letter-spacing="normal" fo:font-style="normal"/>
    </style:style>
    <style:style style:name="T87" style:family="text">
      <style:text-properties fo:font-variant="normal" fo:text-transform="none" fo:letter-spacing="normal" fo:font-style="normal" officeooo:rsid="001a58b7"/>
    </style:style>
    <style:style style:name="T88" style:family="text">
      <style:text-properties fo:font-variant="normal" fo:text-transform="none" style:font-name="Times New Roman" fo:letter-spacing="normal" fo:font-style="normal"/>
    </style:style>
    <style:style style:name="T89" style:family="text">
      <style:text-properties officeooo:rsid="001a58b7"/>
    </style:style>
    <style:style style:name="T90" style:family="text">
      <style:text-properties fo:font-size="12pt" fo:language="ru" fo:country="RU" fo:font-weight="normal" officeooo:rsid="001a58b7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установили <text:span text:style-name="T1">webpack </text:span><text:span text:style-name="T20">глобально</text:span></text:p>
      <text:p text:style-name="P2">npm i -g <text:a xlink:type="simple" xlink:href="mailto:webpack@3.10" text:style-name="Internet_20_link" text:visited-style-name="Visited_20_Internet_20_Link">webpack</text:a><text:a xlink:type="simple" xlink:href="mailto:webpack@3.10" text:style-name="Internet_20_link" text:visited-style-name="Visited_20_Internet_20_Link"><text:span text:style-name="T21">@3.10</text:span></text:a><text:span text:style-name="T21"> <text:s/>(</text:span><text:span text:style-name="T8">примеры из урока работают в версии </text:span><text:span text:style-name="T21">webpack</text:span><text:span text:style-name="T8"> 3.10</text:span></text:p>
      <text:p text:style-name="P3">//npm i -g webpack-<text:span text:style-name="T20">cli </text:span><text:span text:style-name="T8">(не требуется для версии 3.10)</text:span></text:p>
      <text:p text:style-name="P2"/>
      <text:p text:style-name="P17"><text:span text:style-name="T1">webpack -version </text:span>(проверка версии)</text:p>
      <text:p text:style-name="P2"/>
      <text:p text:style-name="P15"><text:span text:style-name="T2">2. </text:span><text:span text:style-name="T1">npm init</text:span></text:p>
      <text:p text:style-name="P50"/>
      <text:p text:style-name="P16"><text:span text:style-name="T1">3. </text:span>Сборка средствами <text:span text:style-name="T1">webpack. </text:span>Использование <text:span text:style-name="T1">export</text:span></text:p>
      <text:p text:style-name="P4"/>
      <text:p text:style-name="P17">создаем 2 папки <text:span text:style-name="T1">dist <text:s/></text:span>и <text:span text:style-name="T1">app, </text:span>в папке <text:span text:style-name="T1">app</text:span></text:p>
      <text:p text:style-name="P16">создали файлы:</text:p>
      <text:p text:style-name="P16"/>
      <text:p text:style-name="P4">test.js</text:p>
      <text:p text:style-name="P38"/>
      <text:p text:style-name="P4"/>
      <text:p text:style-name="P18">'use strict';</text:p>
      <text:p text:style-name="P33"/>
      <text:p text:style-name="P19">let home = require('./home');</text:p>
      <text:p text:style-name="P33"/>
      <text:p text:style-name="P19">home('Модуль вызван из test');</text:p>
      <text:p text:style-name="P33"/>
      <text:p text:style-name="P19">exports.home = home;</text:p>
      <text:p text:style-name="P4"/>
      <text:p text:style-name="P4"/>
      <text:p text:style-name="P4">home.js</text:p>
      <text:p text:style-name="P4"/>
      <text:p text:style-name="P18">'use strict';</text:p>
      <text:p text:style-name="P20"/>
      <text:p text:style-name="P20">module.exports = (message) =&gt; console.log('Module Home work!', message);</text:p>
      <text:p text:style-name="P20"/>
      <text:p text:style-name="P21"><text:span text:style-name="T3">4. </text:span>далее в консоле: webpack ./app/test.js ./dist/bundle.js</text:p>
      <text:p text:style-name="P21"/>
      <text:p text:style-name="P22">получаем файл <text:span text:style-name="T1">bundle.js </text:span>в папке <text:span text:style-name="T1">dist</text:span></text:p>
      <text:p text:style-name="P52"/>
      <text:p text:style-name="P23"><text:span text:style-name="T1">5. </text:span>создаем в папке <text:span text:style-name="T1">dist </text:span>файл <text:span text:style-name="T1">index.html, </text:span>в <text:span text:style-name="T1">head </text:span>подключаем</text:p>
      <text:p text:style-name="P23">&lt;script src="bundle.js"&gt;&lt;/script&gt;</text:p>
      <text:p text:style-name="P23">в консоле файла можно увидеть, что экспорт и импорт отработали</text:p>
      <text:p text:style-name="P23">Module Home work! Модуль вызван из test</text:p>
      <text:p text:style-name="P23"/>
      <text:p text:style-name="P24">6. Для создания <text:span text:style-name="T1">production </text:span>минифицированной версии нужно подключить <text:span text:style-name="T1">uglifyjs ( </text:span>в 4 версии этого не требуется)</text:p>
      <text:p text:style-name="P5">npm install uglify-js --save-dev <text:s/>( npm i uglify-js -D )</text:p>
      <text:p text:style-name="P5"/>
      <text:p text:style-name="P5">7. <text:span text:style-name="T7">добавляем плагин </text:span>path ( <text:span text:style-name="T7">в 4й версии уже есть, установка не требуется) </text:span><text:span text:style-name="T12">для корректного отображения путей к файлу</text:span><text:span text:style-name="T13">, в 3.10 можно не устанавливать и так работает</text:span></text:p>
      <text:p text:style-name="P6"><text:span text:style-name="T7"><text:s/>npm i path -</text:span><text:span text:style-name="T35">D</text:span><text:span text:style-name="T7"> </text:span></text:p>
      <text:p text:style-name="P5">8. <text:span text:style-name="T7">создаем конфигурацию, файл </text:span>webpack.config.js</text:p>
      <text:p text:style-name="P5"/>
      <text:p text:style-name="P7"><text:soft-page-break/><text:span text:style-name="T11">9</text:span>. <text:span text:style-name="T10">создание конфигурации </text:span><text:span text:style-name="T37">webpack:</text:span></text:p>
      <text:p text:style-name="P25">создание файла <text:span text:style-name="T1">webpack.config.js</text:span></text:p>
      <text:p text:style-name="P26">инициализация <text:span text:style-name="T1">path, </text:span>точка входа, папка назначения и название файла на выходе</text:p>
      <text:p text:style-name="P40"><text:span text:style-name="T40">const</text:span><text:span text:style-name="T1"> path </text:span><text:span text:style-name="T25">=</text:span><text:span text:style-name="T1"> </text:span><text:span text:style-name="T39">require</text:span><text:span text:style-name="T1">(</text:span><text:span text:style-name="T30">'path'</text:span><text:span text:style-name="T1">)</text:span></text:p>
      <text:p text:style-name="P39"><text:span text:style-name="T41">module</text:span>.<text:span text:style-name="T41">exports</text:span> <text:span text:style-name="T24">=</text:span> {</text:p>
      <text:p text:style-name="P39">entry: path.<text:span text:style-name="T38">join</text:span>(__dirname, <text:span text:style-name="T29">'app'</text:span>, <text:span text:style-name="T29">'test.js'</text:span>),</text:p>
      <text:p text:style-name="P39">output: {</text:p>
      <text:p text:style-name="P39">path: path.<text:span text:style-name="T38">join</text:span>(__dirname, <text:span text:style-name="T29">'dist'</text:span>),</text:p>
      <text:p text:style-name="P39">filename: <text:span text:style-name="T29">'bundle.js'</text:span></text:p>
      <text:p text:style-name="P39">}</text:p>
      <text:p text:style-name="P39">};</text:p>
      <text:p text:style-name="P73"/>
      <text:p text:style-name="P27"><text:span text:style-name="T59">можно использовать</text:span> <text:span text:style-name="T1">join </text:span>вместо <text:span text:style-name="T1">resolve </text:span><text:span text:style-name="T4">и </text:span><text:span text:style-name="T59">не использвать </text:span><text:span text:style-name="T4">main</text:span></text:p>
      <text:p text:style-name="P34"><text:span text:style-name="T50">, </text:span><text:span text:style-name="T54">можно использовать немного другой синтаксис, </text:span><text:span text:style-name="T55">например:</text:span></text:p>
      <text:p text:style-name="P62"/>
      <text:p text:style-name="P47"><text:span text:style-name="T43">const</text:span><text:span text:style-name="T49"> path </text:span><text:span text:style-name="T26">=</text:span><text:span text:style-name="T49"> </text:span><text:span text:style-name="T42">require</text:span><text:span text:style-name="T49">(</text:span><text:span text:style-name="T32">'path'</text:span><text:span text:style-name="T49">)</text:span></text:p>
      <text:p text:style-name="P41"><text:span text:style-name="T41">module</text:span>.<text:span text:style-name="T41">exports</text:span> <text:span text:style-name="T24">=</text:span> {</text:p>
      <text:p text:style-name="P41">entry: {main: path.<text:span text:style-name="T38">resolve</text:span>(__dirname, <text:span text:style-name="T29">'src'</text:span>, <text:span text:style-name="T29">'index.js'</text:span>),</text:p>
      <text:p text:style-name="P41">},</text:p>
      <text:p text:style-name="P41">output: {</text:p>
      <text:p text:style-name="P41">path: path.<text:span text:style-name="T38">resolve</text:span>(__dirname, <text:span text:style-name="T29">'dist'</text:span>),</text:p>
      <text:p text:style-name="P41">filename: <text:span text:style-name="T29">'bundle.js'</text:span>,</text:p>
      <text:p text:style-name="P41">},</text:p>
      <text:p text:style-name="P41">}</text:p>
      <text:p text:style-name="P62"/>
      <text:p text:style-name="P43"/>
      <text:p text:style-name="P7">1<text:span text:style-name="T9">1</text:span>. <text:span text:style-name="T9">теперь можно осуществить сборку командой </text:span><text:span text:style-name="T36">webpack, </text:span><text:span text:style-name="T9">строится файл </text:span><text:span text:style-name="T36">bundle.js, </text:span><text:span text:style-name="T9">как от команды </text:span><text:span text:style-name="T8">webpack ./app/test.js ./dist/bundle.js </text:span><text:span text:style-name="T11">из п.4</text:span></text:p>
      <text:p text:style-name="P63"/>
      <text:p text:style-name="P8"><text:span text:style-name="T11">12. </text:span><text:span text:style-name="T14">добавление сторонних библиотек в </text:span><text:span text:style-name="T60">webpack </text:span><text:span text:style-name="T15">и взаимодействия с модулями</text:span></text:p>
      <text:p text:style-name="P8"><text:span text:style-name="T11">Все, что находится внутри </text:span><text:span text:style-name="T48">budle </text:span><text:span text:style-name="T11">находится в обертке и содержимое нельзя получить снаружи</text:span></text:p>
      <text:p text:style-name="P28">добавляем library: 'mylib'</text:p>
      <text:p text:style-name="P48"><text:span text:style-name="T45">const</text:span><text:span text:style-name="T11"> path </text:span><text:span text:style-name="T28">=</text:span><text:span text:style-name="T11"> </text:span><text:span text:style-name="T46">require</text:span><text:span text:style-name="T11">(</text:span><text:span text:style-name="T33">'path'</text:span><text:span text:style-name="T11">)</text:span></text:p>
      <text:p text:style-name="P39"><text:span text:style-name="T41">module</text:span>.<text:span text:style-name="T41">exports</text:span> <text:span text:style-name="T24">=</text:span> {</text:p>
      <text:p text:style-name="P39">entry: path.<text:span text:style-name="T38">join</text:span>(__dirname, <text:span text:style-name="T29">'app'</text:span>, <text:span text:style-name="T29">'test.js'</text:span>),</text:p>
      <text:p text:style-name="P39">output: {</text:p>
      <text:p text:style-name="P39">path: path.<text:span text:style-name="T38">join</text:span>(__dirname, <text:span text:style-name="T29">'dist'</text:span>),</text:p>
      <text:p text:style-name="P39">filename: <text:span text:style-name="T29">'bundle.js'</text:span>,</text:p>
      <text:p text:style-name="P39">library: <text:span text:style-name="T29">'mylib'</text:span></text:p>
      <text:p text:style-name="P39">}</text:p>
      <text:p text:style-name="P39">};</text:p>
      <text:p text:style-name="P37"><text:span text:style-name="T57">в </text:span><text:span text:style-name="T52">bundle.js </text:span><text:span text:style-name="T57">вверху появилась строчка </text:span><text:span text:style-name="T44">var</text:span><text:span text:style-name="T23"> mylib </text:span><text:span text:style-name="T27">=</text:span></text:p>
      <text:p text:style-name="P35"><text:span text:style-name="T56">теперь все что находится в </text:span><text:span text:style-name="T51">bundle </text:span><text:span text:style-name="T56">доступно снаружи и эти функции можно вызвать </text:span><text:span text:style-name="T58">с помощью </text:span><text:span text:style-name="T53">mylib</text:span></text:p>
      <text:p text:style-name="P68"/>
      <text:p text:style-name="P9">webpack ( <text:span text:style-name="T11">с</text:span><text:span text:style-name="T7">обираем проект </text:span>)</text:p>
      <text:p text:style-name="P29">вручную добавляем в файл <text:span text:style-name="T1">index.html(</text:span>который в папке <text:span text:style-name="T1">dist)</text:span></text:p>
      <text:p text:style-name="P44"><text:span text:style-name="T1">&lt;</text:span><text:span text:style-name="T25">script</text:span><text:span text:style-name="T1">&gt; mylib.</text:span><text:span text:style-name="T39">home</text:span><text:span text:style-name="T1">(</text:span><text:span text:style-name="T30">'Модуль вызыван из основного потока'</text:span><text:span text:style-name="T1">)&lt;/</text:span><text:span text:style-name="T25">script</text:span><text:span text:style-name="T1">&gt;</text:span></text:p>
      <text:p text:style-name="P75"/>
      <text:p text:style-name="P29">теперь функция <text:span text:style-name="T1">home, </text:span>находящаяся в <text:span text:style-name="T1">bundle.js </text:span>отработает в консоле</text:p>
      <text:p text:style-name="P29"/>
      <text:p text:style-name="P30">13. настраиваем отображение кода в отладчике ( после сборки весь <text:span text:style-name="T1">js </text:span>находится в одном файле <text:span text:style-name="T1">bundle.js </text:span>и простматривать в отладчике его неудобно )</text:p>
      <text:p text:style-name="P30">добавляем строчку <text:span text:style-name="T1">devtool</text:span></text:p>
      <text:p text:style-name="P45"><text:soft-page-break/><text:span text:style-name="T40">const</text:span><text:span text:style-name="T1"> path </text:span><text:span text:style-name="T25">=</text:span><text:span text:style-name="T1"> </text:span><text:span text:style-name="T39">require</text:span><text:span text:style-name="T1">(</text:span><text:span text:style-name="T30">'path'</text:span><text:span text:style-name="T1">)</text:span></text:p>
      <text:p text:style-name="P39"><text:span text:style-name="T41">module</text:span>.<text:span text:style-name="T41">exports</text:span> <text:span text:style-name="T24">=</text:span> {</text:p>
      <text:p text:style-name="P39">entry: path.<text:span text:style-name="T38">join</text:span>(__dirname, <text:span text:style-name="T29">'app'</text:span>, <text:span text:style-name="T29">'test.js'</text:span>),</text:p>
      <text:p text:style-name="P39">output: {</text:p>
      <text:p text:style-name="P39">path: path.<text:span text:style-name="T38">join</text:span>(__dirname, <text:span text:style-name="T29">'dist'</text:span>),</text:p>
      <text:p text:style-name="P39">filename: <text:span text:style-name="T29">'bundle.js'</text:span>,</text:p>
      <text:p text:style-name="P39">library: <text:span text:style-name="T29">'mylib'</text:span></text:p>
      <text:p text:style-name="P39">},</text:p>
      <text:p text:style-name="P42">devtool: <text:span text:style-name="T29">'inline-source-map' // 'source-map'</text:span></text:p>
      <text:p text:style-name="P39">};</text:p>
      <text:p text:style-name="P53"/>
      <text:p text:style-name="P10">webpack ( <text:span text:style-name="T11">с</text:span><text:span text:style-name="T7">обираем проект </text:span>)</text:p>
      <text:p text:style-name="P30"/>
      <text:p text:style-name="P31">внизу <text:span text:style-name="T1">bundle.js </text:span>появилась строка</text:p>
      <text:p text:style-name="P49">//# sourceMappingURL=data:application/json;charset=utf-8;base64,eyJ2ZXJzaW9uIjozLCJzb3VyY2VzIjpbIndlYnBhY2s6Ly8vd2VicGFjay9ib290c3RyYXAgOT...</text:p>
      <text:p text:style-name="P31">теперь в браузере в <text:span text:style-name="T1">source </text:span>можно открыть <text:span text:style-name="T1">source → webpack </text:span>и внутри будут 2 файла <text:span text:style-name="T1">test.js </text:span>и <text:span text:style-name="T1">home.js</text:span></text:p>
      <text:p text:style-name="P46"><text:span text:style-name="T30">'source-map' – </text:span><text:span text:style-name="T34">создается отдельный файл </text:span><text:span text:style-name="T31">bundle.js.map</text:span><text:span text:style-name="T34"> </text:span></text:p>
      <text:p text:style-name="P32">клиентам лучше не давать доступа к изначальным файлам</text:p>
      <text:p text:style-name="P32"/>
      <text:p text:style-name="P11">14. <text:span text:style-name="T7">ставим локальный сервер</text:span></text:p>
      <text:p text:style-name="P64"/>
      <text:p text:style-name="P12">npm i webpack-dev-server<text:span text:style-name="T62">@2.5</text:span> -D <text:span text:style-name="T62">( <text:s/></text:span>webpack-dev-server <text:span text:style-name="T62">3</text:span><text:span text:style-name="T17">й версии у меня не заработал )</text:span></text:p>
      <text:p text:style-name="P11"/>
      <text:p text:style-name="P36"><text:span text:style-name="T16">добавляем в скрипты строчку в </text:span><text:span text:style-name="T5">package.json </text:span><text:span text:style-name="T47">"server"</text:span><text:span text:style-name="T22">: </text:span><text:span text:style-name="T61">"webpack-dev-server"</text:span><text:span text:style-name="T22">,</text:span></text:p>
      <text:p text:style-name="P74"/>
      <text:p text:style-name="P11">1<text:span text:style-name="T62">5</text:span>. ставим webpack <text:span text:style-name="T7">локально, чтобы работал сервер</text:span></text:p>
      <text:p text:style-name="P11"/>
      <text:p text:style-name="P13">npm i <text:s/><text:a xlink:type="simple" xlink:href="mailto:webpack@3.10" text:style-name="Internet_20_link" text:visited-style-name="Visited_20_Internet_20_Link"><text:span text:style-name="T7">webpack</text:span></text:a><text:a xlink:type="simple" xlink:href="mailto:webpack@3.10" text:style-name="Internet_20_link" text:visited-style-name="Visited_20_Internet_20_Link"><text:span text:style-name="T8">@3.</text:span></text:a><text:a xlink:type="simple" xlink:href="mailto:webpack@3.10" text:style-name="Internet_20_link" text:visited-style-name="Visited_20_Internet_20_Link"><text:span text:style-name="T17">0</text:span></text:a><text:span text:style-name="T21"> <text:s/>-D</text:span></text:p>
      <text:p text:style-name="P13"/>
      <text:p text:style-name="P14">16. <text:span text:style-name="T64">запускаем сервер через </text:span><text:span text:style-name="T63">npm</text:span></text:p>
      <text:p text:style-name="P70">npm run server</text:p>
      <text:p text:style-name="P71"/>
      <text:p text:style-name="P71">открываем ссылку из консоли <text:s/><text:a xlink:type="simple" xlink:href="http://localhost:8080/" text:style-name="Internet_20_link" text:visited-style-name="Visited_20_Internet_20_Link">http://localhost:8080/</text:a></text:p>
      <text:p text:style-name="P71"/>
      <text:p text:style-name="P72">17. Настройка сервера</text:p>
      <text:p text:style-name="P13"/>
      <text:p text:style-name="P78"><text:span text:style-name="T65">const</text:span> <text:span text:style-name="T66">path</text:span> = <text:span text:style-name="T67">require</text:span>(<text:span text:style-name="T68">'path'</text:span>)</text:p>
      <text:p text:style-name="P76"><text:span text:style-name="T69">module</text:span>.<text:span text:style-name="T69">exports</text:span> = {</text:p>
      <text:p text:style-name="P76"><text:span text:style-name="T66">entry:</text:span> <text:span text:style-name="T66">path</text:span>.<text:span text:style-name="T67">join</text:span>(<text:span text:style-name="T66">__dirname</text:span>, <text:span text:style-name="T68">'app'</text:span>, <text:span text:style-name="T68">'test.js'</text:span>),</text:p>
      <text:p text:style-name="P76"><text:span text:style-name="T66">output:</text:span> {</text:p>
      <text:p text:style-name="P76"><text:span text:style-name="T66">path:</text:span> <text:span text:style-name="T66">path</text:span>.<text:span text:style-name="T67">join</text:span>(<text:span text:style-name="T66">__dirname</text:span>, <text:span text:style-name="T68">'dist'</text:span>),</text:p>
      <text:p text:style-name="P76"><text:span text:style-name="T66">filename:</text:span> <text:span text:style-name="T68">'bundle.js'</text:span>,</text:p>
      <text:p text:style-name="P76"><text:span text:style-name="T66">library:</text:span> <text:span text:style-name="T68">'mylib'</text:span></text:p>
      <text:p text:style-name="P76">},</text:p>
      <text:p text:style-name="P76"><text:span text:style-name="T66">devtool:</text:span> <text:span text:style-name="T68">'source-map'</text:span>,</text:p>
      <text:p text:style-name="P76"><text:span text:style-name="T66">devServer:</text:span> {</text:p>
      <text:p text:style-name="P76"><text:span text:style-name="T66">contentBase:</text:span> <text:span text:style-name="T66">path</text:span>.<text:span text:style-name="T67">join</text:span>(<text:span text:style-name="T66">__dirname</text:span>, <text:span text:style-name="T68">'dist'</text:span>), <text:span text:style-name="T71">//</text:span><text:span text:style-name="T72">открывает сборку из папки </text:span><text:span text:style-name="T73">dist (</text:span><text:span text:style-name="T72">в старых версиях проги открываются все папки</text:span></text:p>
      <text:p text:style-name="P77"><text:span text:style-name="T66">port:</text:span> <text:span text:style-name="T70">9000</text:span>,<text:span text:style-name="T71">//</text:span><text:span text:style-name="T72">дефолтный порт 8080, часто используется для других задач</text:span></text:p>
      <text:p text:style-name="P77"><text:span text:style-name="T66">stats:</text:span> <text:span text:style-name="T68">'errors-only'</text:span>, <text:span text:style-name="T71">//</text:span><text:span text:style-name="T72">при запуске </text:span><text:span text:style-name="T73">npm run server, </text:span><text:span text:style-name="T72">в </text:span><text:span text:style-name="T73">bash</text:span><text:span text:style-name="T72"> не выводятся </text:span><text:span text:style-name="T73">warnins, </text:span><text:span text:style-name="T72">а только </text:span><text:span text:style-name="T73">error </text:span><text:span text:style-name="T72">при наличии</text:span></text:p>
      <text:p text:style-name="P77"><text:span text:style-name="T66">open:</text:span> <text:span text:style-name="T65">true</text:span>, <text:span text:style-name="T71">//</text:span><text:span text:style-name="T72">автоматически открывается в браузере</text:span></text:p>
      <text:p text:style-name="P77"><text:span text:style-name="T66">openPage:</text:span> <text:span text:style-name="T68">''</text:span>,<text:span text:style-name="T71">//</text:span><text:span text:style-name="T72">дебаггинг для старых версий, из-за бага проги открывается </text:span><text:span text:style-name="T73">localhost://9000/undefined</text:span></text:p>
      <text:p text:style-name="P76"><text:soft-page-break/>}</text:p>
      <text:p text:style-name="P76">};</text:p>
      <text:p text:style-name="P13"/>
      <text:p text:style-name="P55">1<text:span text:style-name="T18">8</text:span>. ставим <text:span text:style-name="T18">библиотеку </text:span><text:span text:style-name="T74">react</text:span></text:p>
      <text:p text:style-name="P55"/>
      <text:p text:style-name="P57">npm i <text:s/><text:span text:style-name="T74">react --save</text:span></text:p>
      <text:p text:style-name="P58">npm i react-dom –save <text:s/>( <text:span text:style-name="T7">для работы с </text:span>dom <text:span text:style-name="T7">моделью )</text:span></text:p>
      <text:p text:style-name="P58"><text:span text:style-name="T7"/></text:p>
      <text:p text:style-name="P58"><text:span text:style-name="T7">19. создаем файл </text:span>app.js <text:span text:style-name="T7">в папке </text:span>app <text:span text:style-name="T7">в нем подключаем библиотеку</text:span></text:p>
      <text:p text:style-name="P58"><text:span text:style-name="T7"/></text:p>
      <text:p text:style-name="P83"><text:span text:style-name="T75">import</text:span> <text:span text:style-name="T76">React</text:span> <text:span text:style-name="T75">from</text:span> <text:span text:style-name="T78">'</text:span><text:span text:style-name="T79">react</text:span><text:span text:style-name="T78">';</text:span></text:p>
      <text:p text:style-name="P81"><text:span text:style-name="T75">import</text:span> <text:span text:style-name="T76">ReactDOM</text:span> <text:span text:style-name="T75">from</text:span> <text:span text:style-name="T78">'</text:span><text:span text:style-name="T79">react-dom</text:span><text:span text:style-name="T78">';</text:span></text:p>
      <text:p text:style-name="P79"/>
      <text:p text:style-name="P81"><text:span text:style-name="T76">class</text:span> <text:span text:style-name="T77">App</text:span> <text:span text:style-name="T75">extends</text:span> <text:span text:style-name="T77">React</text:span><text:span text:style-name="T78">.</text:span><text:span text:style-name="T77">Component</text:span> <text:span text:style-name="T78">{</text:span></text:p>
      <text:p text:style-name="P81"><text:span text:style-name="T80">render</text:span><text:span text:style-name="T78">()</text:span> <text:span text:style-name="T78">{</text:span></text:p>
      <text:p text:style-name="P81"><text:span text:style-name="T75">return</text:span> <text:span text:style-name="T81">&lt;</text:span><text:span text:style-name="T75">h1</text:span><text:span text:style-name="T81">&gt;</text:span>Первое приложение на React<text:span text:style-name="T81">&lt;/</text:span><text:span text:style-name="T75">h1</text:span><text:span text:style-name="T81">&gt;</text:span><text:span text:style-name="T78">;</text:span></text:p>
      <text:p text:style-name="P86">}</text:p>
      <text:p text:style-name="P86">}</text:p>
      <text:p text:style-name="P79"/>
      <text:p text:style-name="P81"><text:span text:style-name="T76">ReactDOM</text:span><text:span text:style-name="T78">.</text:span><text:span text:style-name="T80">render</text:span>(</text:p>
      <text:p text:style-name="P81"><text:span text:style-name="T81">&lt;</text:span><text:span text:style-name="T77">App</text:span><text:span text:style-name="T81">/&gt;</text:span><text:span text:style-name="T78">,</text:span></text:p>
      <text:p text:style-name="P81"><text:span text:style-name="T76">document</text:span><text:span text:style-name="T78">.</text:span><text:span text:style-name="T80">getElementById</text:span>(<text:span text:style-name="T78">'</text:span><text:span text:style-name="T79">root</text:span><text:span text:style-name="T78">'</text:span>)</text:p>
      <text:p text:style-name="P81">)<text:span text:style-name="T78">;</text:span></text:p>
      <text:p text:style-name="P59"><text:span text:style-name="T7"/></text:p>
      <text:p text:style-name="P58"><text:span text:style-name="T7"/></text:p>
      <text:p text:style-name="P58">20. <text:span text:style-name="T7">в файле </text:span>index.html, <text:span text:style-name="T7">который находится <text:s/>в </text:span>dist</text:p>
      <text:p text:style-name="P58"/>
      <text:p text:style-name="P82"><text:span text:style-name="T81">&lt;!</text:span><text:span text:style-name="T75">DOCTYPE</text:span><text:span text:style-name="T81"> </text:span><text:span text:style-name="T82">html</text:span><text:span text:style-name="T81">&gt;</text:span></text:p>
      <text:p text:style-name="P80"><text:span text:style-name="T81">&lt;</text:span><text:span text:style-name="T75">html</text:span><text:span text:style-name="T81"> </text:span><text:span text:style-name="T82">lang</text:span><text:span text:style-name="T78">="</text:span><text:span text:style-name="T79">en</text:span><text:span text:style-name="T78">"</text:span><text:span text:style-name="T81">&gt;</text:span></text:p>
      <text:p text:style-name="P80"><text:span text:style-name="T81">&lt;</text:span><text:span text:style-name="T75">head</text:span><text:span text:style-name="T81">&gt;</text:span></text:p>
      <text:p text:style-name="P80"><text:span text:style-name="T81">&lt;</text:span><text:span text:style-name="T75">meta</text:span><text:span text:style-name="T81"> </text:span><text:span text:style-name="T82">charset</text:span><text:span text:style-name="T78">="</text:span><text:span text:style-name="T79">UTF-8</text:span><text:span text:style-name="T78">"</text:span><text:span text:style-name="T81">&gt;</text:span></text:p>
      <text:p text:style-name="P80"><text:span text:style-name="T81">&lt;</text:span><text:span text:style-name="T75">meta</text:span><text:span text:style-name="T81"> </text:span><text:span text:style-name="T82">name</text:span><text:span text:style-name="T78">="</text:span><text:span text:style-name="T79">viewport</text:span><text:span text:style-name="T78">"</text:span><text:span text:style-name="T81"> </text:span><text:span text:style-name="T82">content</text:span><text:span text:style-name="T78">="</text:span><text:span text:style-name="T79">width=device-width, initial-scale=1.0</text:span><text:span text:style-name="T78">"</text:span><text:span text:style-name="T81">&gt;</text:span></text:p>
      <text:p text:style-name="P80"><text:span text:style-name="T81">&lt;</text:span><text:span text:style-name="T75">meta</text:span><text:span text:style-name="T81"> </text:span><text:span text:style-name="T82">http-equiv</text:span><text:span text:style-name="T78">="</text:span><text:span text:style-name="T79">X-UA-Compatible</text:span><text:span text:style-name="T78">"</text:span><text:span text:style-name="T81"> </text:span><text:span text:style-name="T82">content</text:span><text:span text:style-name="T78">="</text:span><text:span text:style-name="T79">ie=edge</text:span><text:span text:style-name="T78">"</text:span><text:span text:style-name="T81">&gt;</text:span></text:p>
      <text:p text:style-name="P80"><text:span text:style-name="T81">&lt;</text:span><text:span text:style-name="T75">title</text:span><text:span text:style-name="T81">&gt;</text:span>Bundle<text:span text:style-name="T81">&lt;/</text:span><text:span text:style-name="T75">title</text:span><text:span text:style-name="T81">&gt;</text:span></text:p>
      <text:p text:style-name="P80"><text:span text:style-name="T81">&lt;</text:span><text:span text:style-name="T75">script</text:span><text:span text:style-name="T81"> </text:span><text:span text:style-name="T82">src</text:span><text:span text:style-name="T78">="</text:span><text:span text:style-name="T79">bundle.js</text:span><text:span text:style-name="T78">"</text:span><text:span text:style-name="T81"> </text:span><text:span text:style-name="T82">defer</text:span><text:span text:style-name="T81">&gt;&lt;/</text:span><text:span text:style-name="T75">script</text:span><text:span text:style-name="T81">&gt;</text:span></text:p>
      <text:p text:style-name="P89">&lt;!-- &lt;script&gt; mylib.home('Модуль вызыван из основного потока')&lt;/script&gt; --&gt;</text:p>
      <text:p text:style-name="P80"><text:span text:style-name="T81">&lt;/</text:span><text:span text:style-name="T75">head</text:span><text:span text:style-name="T81">&gt;</text:span></text:p>
      <text:p text:style-name="P80"><text:span text:style-name="T81">&lt;</text:span><text:span text:style-name="T75">body</text:span><text:span text:style-name="T81">&gt;</text:span></text:p>
      <text:p text:style-name="P80"><text:span text:style-name="T81">&lt;</text:span><text:span text:style-name="T75">div</text:span><text:span text:style-name="T81"> </text:span><text:span text:style-name="T82">id</text:span><text:span text:style-name="T78">="</text:span><text:span text:style-name="T79">root</text:span><text:span text:style-name="T78">"</text:span><text:span text:style-name="T81">&gt;&lt;/</text:span><text:span text:style-name="T75">div</text:span><text:span text:style-name="T81">&gt;</text:span></text:p>
      <text:p text:style-name="P80"><text:span text:style-name="T81">&lt;/</text:span><text:span text:style-name="T75">body</text:span><text:span text:style-name="T81">&gt;</text:span></text:p>
      <text:p text:style-name="P80"><text:span text:style-name="T81">&lt;/</text:span><text:span text:style-name="T75">html</text:span><text:span text:style-name="T81">&gt;</text:span></text:p>
      <text:p text:style-name="P58"/>
      <text:p text:style-name="P60">21. <text:span text:style-name="T7">подключаем </text:span>babel</text:p>
      <text:p text:style-name="P61">npm install –save-dev <text:span text:style-name="T86">babel-loader</text:span><text:span text:style-name="T87">@7</text:span><text:span text:style-name="T86"> babel-core</text:span> babel-preset-es2015 <text:span text:style-name="T83">( </text:span><text:span text:style-name="T19">старая версия )</text:span></text:p>
      <text:p text:style-name="P60"><text:span text:style-name="T19">npm install --save-dev babel-preset-react </text:span></text:p>
      <text:p text:style-name="P60"><text:span text:style-name="T19"/></text:p>
      <text:p text:style-name="P65">создаем файл .<text:span text:style-name="T1">babelrc, </text:span>внутри которого</text:p>
      <text:p text:style-name="P65"/>
      <text:p text:style-name="P87">{</text:p>
      <text:p text:style-name="P80"><text:span text:style-name="T78">"</text:span><text:span text:style-name="T84">presets</text:span><text:span text:style-name="T78">":</text:span> <text:span text:style-name="T78">[</text:span></text:p>
      <text:p text:style-name="P80"><text:span text:style-name="T78">"</text:span><text:span text:style-name="T79">react</text:span><text:span text:style-name="T78">",</text:span></text:p>
      <text:p text:style-name="P80"><text:span text:style-name="T78">"</text:span><text:span text:style-name="T79">es2015</text:span><text:span text:style-name="T78">"</text:span></text:p>
      <text:p text:style-name="P85">]</text:p>
      <text:p text:style-name="P85">}</text:p>
      <text:p text:style-name="P87"/>
      <text:p text:style-name="P66"><text:soft-page-break/><text:span text:style-name="T89">Добавляем </text:span>l<text:span text:style-name="T6">oader </text:span><text:span text:style-name="T89">в </text:span><text:span text:style-name="T6">config</text:span></text:p>
      <text:p text:style-name="P84"><text:span text:style-name="T76">const</text:span> <text:span text:style-name="T76">path</text:span> <text:span text:style-name="T78">=</text:span> <text:span text:style-name="T80">require</text:span>(<text:span text:style-name="T78">'</text:span><text:span text:style-name="T79">path</text:span><text:span text:style-name="T78">'</text:span>)</text:p>
      <text:p text:style-name="P80"><text:span text:style-name="T76">module</text:span><text:span text:style-name="T78">.</text:span><text:span text:style-name="T76">exports</text:span> <text:span text:style-name="T78">=</text:span> <text:span text:style-name="T78">{</text:span></text:p>
      <text:p text:style-name="P80">entry<text:span text:style-name="T78">:</text:span> <text:span text:style-name="T76">path</text:span><text:span text:style-name="T78">.</text:span><text:span text:style-name="T80">join</text:span>(<text:span text:style-name="T76">__dirname</text:span><text:span text:style-name="T78">,</text:span> <text:span text:style-name="T78">'</text:span><text:span text:style-name="T79">app</text:span><text:span text:style-name="T78">',</text:span> <text:span text:style-name="T78">'</text:span><text:span text:style-name="T79">App.js</text:span><text:span text:style-name="T78">'</text:span>)<text:span text:style-name="T78">,</text:span></text:p>
      <text:p text:style-name="P80">output<text:span text:style-name="T78">:</text:span> <text:span text:style-name="T78">{</text:span></text:p>
      <text:p text:style-name="P80">path<text:span text:style-name="T78">:</text:span> <text:span text:style-name="T76">path</text:span><text:span text:style-name="T78">.</text:span><text:span text:style-name="T80">join</text:span>(<text:span text:style-name="T76">__dirname</text:span><text:span text:style-name="T78">,</text:span> <text:span text:style-name="T78">'</text:span><text:span text:style-name="T79">dist</text:span><text:span text:style-name="T78">'</text:span>)<text:span text:style-name="T78">,</text:span></text:p>
      <text:p text:style-name="P80">filename<text:span text:style-name="T78">:</text:span> <text:span text:style-name="T78">'</text:span><text:span text:style-name="T79">bundle.js</text:span><text:span text:style-name="T78">',</text:span></text:p>
      <text:p text:style-name="P89">// library: 'mylib'</text:p>
      <text:p text:style-name="P85">},</text:p>
      <text:p text:style-name="P80">module<text:span text:style-name="T78">:</text:span> <text:span text:style-name="T78">{</text:span></text:p>
      <text:p text:style-name="P80">rules<text:span text:style-name="T78">:</text:span> [</text:p>
      <text:p text:style-name="P80"><text:span text:style-name="T78">{</text:span> test<text:span text:style-name="T78">:</text:span><text:span text:style-name="T75"> </text:span><text:span text:style-name="T78">/\.</text:span><text:span text:style-name="T75">js$</text:span><text:span text:style-name="T78">/,</text:span> exclude<text:span text:style-name="T78">:</text:span><text:span text:style-name="T75"> </text:span><text:span text:style-name="T78">/</text:span><text:span text:style-name="T75">node_modules</text:span><text:span text:style-name="T78">/,</text:span> loader<text:span text:style-name="T78">:</text:span> <text:span text:style-name="T78">"</text:span><text:span text:style-name="T79">babel-loader</text:span><text:span text:style-name="T78">"</text:span> <text:span text:style-name="T78">}</text:span></text:p>
      <text:p text:style-name="P80">]</text:p>
      <text:p text:style-name="P85">},</text:p>
      <text:p text:style-name="P80">devtool<text:span text:style-name="T78">:</text:span> <text:span text:style-name="T78">'</text:span><text:span text:style-name="T79">source-map</text:span><text:span text:style-name="T78">',</text:span></text:p>
      <text:p text:style-name="P80">devServer<text:span text:style-name="T78">:</text:span> <text:span text:style-name="T78">{</text:span></text:p>
      <text:p text:style-name="P80">contentBase<text:span text:style-name="T78">:</text:span> <text:span text:style-name="T76">path</text:span><text:span text:style-name="T78">.</text:span><text:span text:style-name="T80">join</text:span>(<text:span text:style-name="T76">__dirname</text:span><text:span text:style-name="T78">,</text:span> <text:span text:style-name="T78">'</text:span><text:span text:style-name="T79">dist</text:span><text:span text:style-name="T78">'</text:span>)<text:span text:style-name="T78">,</text:span></text:p>
      <text:p text:style-name="P80">port<text:span text:style-name="T78">:</text:span> <text:span text:style-name="T84">9000</text:span><text:span text:style-name="T78">,</text:span></text:p>
      <text:p text:style-name="P80">stats<text:span text:style-name="T78">:</text:span> <text:span text:style-name="T78">'</text:span><text:span text:style-name="T79">errors-only</text:span><text:span text:style-name="T78">',</text:span> </text:p>
      <text:p text:style-name="P80">open<text:span text:style-name="T78">:</text:span> <text:span text:style-name="T84">true</text:span><text:span text:style-name="T78">,</text:span></text:p>
      <text:p text:style-name="P80">openPage<text:span text:style-name="T78">:</text:span> <text:span text:style-name="T78">'',</text:span></text:p>
      <text:p text:style-name="P85">}</text:p>
      <text:p text:style-name="P85">};</text:p>
      <text:p text:style-name="P88"/>
      <text:p text:style-name="P66"><text:span text:style-name="T6">webpack ( </text:span>з<text:span text:style-name="T89">апускаем сборку </text:span><text:span text:style-name="T6">)</text:span></text:p>
      <text:p text:style-name="P66"><text:span text:style-name="T6"/></text:p>
      <text:p text:style-name="P67">открыть <text:span text:style-name="T1">index.html</text:span></text:p>
      <text:p text:style-name="P69"><text:span text:style-name="T90">там будет строка </text:span><text:span text:style-name="T88">Первое приложение на React</text:span></text:p>
      <text:p text:style-name="P67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FMono-Regular" svg:font-family="SFMono-Regular, Menlo, Monaco, Consolas, 'Liberation Mono', 'Courier New', monospace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09-12T02:02:31.550000000</dc:date>
    <meta:editing-duration>PT3H24M44S</meta:editing-duration>
    <meta:editing-cycles>3</meta:editing-cycles>
    <meta:document-statistic meta:table-count="0" meta:image-count="0" meta:object-count="0" meta:page-count="5" meta:paragraph-count="178" meta:word-count="802" meta:character-count="5959" meta:non-whitespace-character-count="5323"/>
  </office:meta>
</office:document-meta>
</file>